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2pt"/>
    </style:style>
    <style:style style:name="co2" style:family="table-column">
      <style:table-column-properties fo:break-before="auto" style:column-width="163.84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lanejamento MUSEU CONECTADO</text:p>
          </table:table-cell>
          <table:covered-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APLICATIVO MOBILE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Horas Estim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Fáci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il Museu</text:p>
          </table:table-cell>
          <table:table-cell office:value-type="string" calcext:value-type="string">
            <text:p>Dífici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ria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deo Curador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mento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ação Agendamento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ação/Pesquisa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(Horas):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Hora($):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Total($):</text:p>
          </table:table-cell>
          <table:table-cell table:style-name="ce4" table:formula="of:=[.C13]*[.C14]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ASHBOARD <text:s/>PARA OS MUSEU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Horas Estim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e de Agendamentos</text:p>
          </table:table-cell>
          <table:table-cell office:value-type="string" calcext:value-type="string">
            <text:p>MÉDIA/ALT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ão das Avaliações/Pesquisa</text:p>
          </table:table-cell>
          <table:table-cell office:value-type="string" calcext:value-type="string">
            <text:p>MÉDIA/ALT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Hora: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Total:</text:p>
          </table:table-cell>
          <table:table-cell table:style-name="ce4" table:formula="of:=[.C22]*[.C23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alor Total( APP + DASHBOARD):</text:p>
          </table:table-cell>
          <table:table-cell table:style-name="ce5" office:value-type="string" calcext:value-type="string">
            <text:p>R$ 2.20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20:25:50.460218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9:46:12.696232452</meta:creation-date>
    <dc:date>2018-03-30T20:42:17.310698149</dc:date>
    <meta:editing-duration>PT13M55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